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FlushSynchronization.equals( @ Nullable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FlushSynchroniza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FlushSynchronization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FlushSynchronization.SpringFlushSynchronization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